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4008CFF9B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fill-color="#ffffff" fo:min-height="3.256cm"/>
    </style:style>
    <style:style style:name="pr2" style:family="presentation" style:parent-style-name="Padrão-outline1">
      <style:graphic-properties draw:fill-color="#ffffff" fo:min-height="13.609cm"/>
    </style:style>
    <style:style style:name="pr3" style:family="presentation" style:parent-style-name="Padrão-notes">
      <style:graphic-properties draw:fill-color="#ffffff" draw:auto-grow-height="true" fo:min-height="13.365cm"/>
    </style:style>
    <style:style style:name="pr4" style:family="presentation" style:parent-style-name="Padrão-outline1">
      <style:graphic-properties draw:fill-color="#ffffff" draw:auto-grow-height="true" fo:min-height="13.86cm"/>
    </style:style>
    <style:style style:name="pr5" style:family="presentation" style:parent-style-name="Padrão-title">
      <style:graphic-properties draw:fill-color="#ffffff" draw:auto-grow-height="true" fo:min-height="3.507cm"/>
    </style:style>
    <style:style style:name="pr6" style:family="presentation" style:parent-style-name="Padrão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3.6cm" fo:margin-right="0cm" text:enable-numbering="false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Warbugs – Projeto de Redes<text:tab/>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3">Componentes: bugste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Apresentação</text:p>
              </text:list-item>
            </text:list>
            <text:list text:style-name="L2">
              <text:list-item>
                <text:list>
                  <text:list-item>
                    <text:p text:style-name="P5">Introduçã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uncionamen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tocolo Utilizad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aco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spectos do jog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blemas e Soluçõ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rabalhos Futuros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7cm" svg:x="1.4cm" svg:y="0.837cm" presentation:class="title">
          <draw:text-box>
            <text:p text:style-name="P1">Warbugs – Projeto de Redes<text:tab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Introdução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3">O projeto de redes foi desenvolvido para o trabalho de conclusão de curso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3">Este trabalho consiste em um jogo Multiplayer Online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3">Utiliza a topologia cliente/servid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5" draw:text-style-name="P8" draw:layer="layout" svg:width="25.199cm" svg:height="3.507cm" svg:x="1.4cm" svg:y="0.837cm" presentation:class="title">
          <draw:text-box>
            <text:p text:style-name="P1">Funcionamento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Cliente</text:p>
              </text:list-item>
            </text:list>
            <text:list text:style-name="L2">
              <text:list-item>
                <text:list>
                  <text:list-item>
                    <text:p text:style-name="P5">Funcionamento por fr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Recebe os paco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Atualiza os objeto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Renderiz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Envia os coman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Funcionamento</text:p>
          </draw:text-box>
        </draw:frame>
        <draw:frame presentation:style-name="pr2" draw:layer="layout" svg:width="25.199cm" svg:height="14.91cm" svg:x="1.4cm" svg:y="4.914cm" presentation:class="outline" presentation:user-transformed="true">
          <draw:text-box>
            <text:list text:style-name="L2">
              <text:list-item>
                <text:p text:style-name="P3">Servidor</text:p>
              </text:list-item>
            </text:list>
            <text:list text:style-name="L2">
              <text:list-item>
                <text:list>
                  <text:list-item>
                    <text:p text:style-name="P5">Funcionamento por fr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Recebe os paco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Atualiza os objeto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Armazena as mensagens a enviar em um buff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Envia as mensagens para seus destino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ersiste o Mund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Tempo definido no servido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ersiste o Mercad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Tempo definido no servid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Protocolo Utilizado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TCP</text:p>
              </text:list-item>
            </text:list>
            <text:list text:style-name="L2">
              <text:list-item>
                <text:list>
                  <text:list-item>
                    <text:p text:style-name="P5">Garantia de entreg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As Mensagens trafegam em meio instável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Sistema de funcionamento do Cliente/Servido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ntrole de fluxo de dad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ntrole de congestionamen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Aumento da qualidade do serviço</text:p>
                  </text:list-item>
                </text:list>
              </text:list-item>
            </text:list>
            <text:list text:style-name="L2">
              <text:list-item>
                <text:p text:style-name="P12">BugSocket</text:p>
              </text:list-item>
            </text:list>
            <text:list text:style-name="L2">
              <text:list-item>
                <text:list>
                  <text:list-item>
                    <text:p text:style-name="P11">Possui timeout, não agarra no liste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Pacotes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Dicionário de Mensagens</text:p>
              </text:list-item>
            </text:list>
            <text:list text:style-name="L2">
              <text:list-item>
                <text:list>
                  <text:list-item>
                    <text:p text:style-name="P5">Cada mensagem define uma forma de se criar os paco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 também a forma de interpreta-lo quando chegar ao destin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2">
              <text:list-item>
                <text:p text:style-name="P12">Não são otimizados.</text:p>
              </text:list-item>
            </text:list>
            <text:list text:style-name="L2">
              <text:list-item>
                <text:p text:style-name="P3">Não possuem criptografia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Pacote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3">BugMessage</text:p>
              </text:list-item>
            </text:list>
            <text:list text:style-name="L2">
              <text:list-item>
                <text:list>
                  <text:list-item>
                    <text:p text:style-name="P5">Cria uma cadeia de by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screve nesta cadeia em by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Ex.: message.writeInt(inteiro);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er desta cadeia em by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Ex.: inteiro = message.readInt();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orna o tamanho de pacote dinâm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spectos do Jogo</text:p>
          </draw:text-box>
        </draw:frame>
        <draw:frame presentation:style-name="pr2" draw:layer="layout" svg:width="25.199cm" svg:height="14.711cm" svg:x="1.301cm" svg:y="5cm" presentation:class="outline" presentation:user-transformed="true">
          <draw:text-box>
            <text:list text:style-name="L2">
              <text:list-item>
                <text:p text:style-name="P3">FPS definidos no cliente e no servidor</text:p>
              </text:list-item>
            </text:list>
            <text:list text:style-name="L2">
              <text:list-item>
                <text:list>
                  <text:list-item>
                    <text:p text:style-name="P5">Sincronizaçã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vitar vantagens dos NPCs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12">Sistema de atualização</text:p>
              </text:list-item>
            </text:list>
            <text:list text:style-name="L2">
              <text:list-item>
                <text:list>
                  <text:list-item>
                    <text:p text:style-name="P11">O Cliente somente atualiza os objetos após a mensagem de fim de fr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A cada frame o servidor envia que o frame foi finalizado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roblemas e soluçõe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3">Multi-Thread</text:p>
              </text:list-item>
            </text:list>
            <text:list text:style-name="L2">
              <text:list-item>
                <text:list>
                  <text:list-item>
                    <text:p text:style-name="P5">Dificuldade no gerenciamen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mplementação complex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2">
              <text:list-item>
                <text:p text:style-name="P12">Solução</text:p>
              </text:list-item>
            </text:list>
            <text:list text:style-name="L2">
              <text:list-item>
                <text:list>
                  <text:list-item>
                    <text:p text:style-name="P11">Implementar tudo seqüencial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Problemas e soluçõe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3">Fechar conexão</text:p>
              </text:list-item>
            </text:list>
            <text:list text:style-name="L2">
              <text:list-item>
                <text:list>
                  <text:list-item>
                    <text:p text:style-name="P5">Mensagem de desconexão não chega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12">Solução</text:p>
              </text:list-item>
            </text:list>
            <text:list text:style-name="L2">
              <text:list-item>
                <text:list>
                  <text:list-item>
                    <text:p text:style-name="P11">Delay após envio da mensagem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roblemas e soluçõe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3">Banco de Dados</text:p>
              </text:list-item>
            </text:list>
            <text:list text:style-name="L2">
              <text:list-item>
                <text:list>
                  <text:list-item>
                    <text:p text:style-name="P5">Biblioteca utilizada não aceita procedures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12">Solução</text:p>
              </text:list-item>
            </text:list>
            <text:list text:style-name="L2">
              <text:list-item>
                <text:list>
                  <text:list-item>
                    <text:p text:style-name="P11">Implementar as procedures na m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rabalhos Futuro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3">Criptografia</text:p>
              </text:list-item>
            </text:list>
            <text:list text:style-name="L2">
              <text:list-item>
                <text:list>
                  <text:list-item>
                    <text:p text:style-name="P5">Criptografar todos os pacotes enviad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incipalmente os com informações importan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2">
              <text:list-item>
                <text:p text:style-name="P3">Balanceamento de Carga</text:p>
              </text:list-item>
            </text:list>
            <text:list text:style-name="L2">
              <text:list-item>
                <text:list>
                  <text:list-item>
                    <text:p text:style-name="P5">Implementar a divisão do servidor em vári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rabalhos Futuro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3">Otimização de pacotes</text:p>
              </text:list-item>
            </text:list>
            <text:list text:style-name="L2">
              <text:list-item>
                <text:list>
                  <text:list-item>
                    <text:p text:style-name="P5">Passar apenas o essenci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alculando a necessidade em b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2">
              <text:list-item>
                <text:p text:style-name="P3">Otimização do servidor</text:p>
              </text:list-item>
            </text:list>
            <text:list text:style-name="L2">
              <text:list-item>
                <text:list>
                  <text:list-item>
                    <text:p text:style-name="P5">Aumentar a escalabi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warbugs" xlink:href="Pictures/1000000000000400000004008CFF9B8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úmero&gt;</text:page-number></text:p>
        </draw:text-box>
      </draw:frame>
      <draw:page-thumbnail draw:layer="backgroundobjects" svg:width="5.939cm" svg:height="4.454cm" svg:x="2.97cm" svg:y="4.02cm" draw:page-number="2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úmero&gt;</text:page-number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BrOffice.org/2.4$Win32 OpenOffice.org_project/680m12$Build-9286</meta:generator>
    <meta:initial-creator>Pontifícia Universidade Católica de Minas Gerais Sociedade Mineira de Cultura</meta:initial-creator>
    <meta:creation-date>2009-06-09T18:13:40</meta:creation-date>
    <dc:creator>Pontifícia Universidade Católica de Minas Gerais Sociedade Mineira de Cultura</dc:creator>
    <dc:date>2009-06-09T21:01:26</dc:date>
    <meta:editing-cycles>1</meta:editing-cycles>
    <meta:editing-duration>PT3M45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77"/>
  </office:meta>
</office:document-meta>
</file>